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b9c3" officeooo:paragraph-rsid="0001b9c3"/>
    </style:style>
    <style:style style:name="P2" style:family="paragraph" style:parent-style-name="Standard">
      <style:text-properties officeooo:rsid="0001b9c3" officeooo:paragraph-rsid="00026faa"/>
    </style:style>
    <style:style style:name="P3" style:family="paragraph" style:parent-style-name="Standard">
      <style:text-properties officeooo:rsid="0002729f" officeooo:paragraph-rsid="0002729f"/>
    </style:style>
    <style:style style:name="P4" style:family="paragraph" style:parent-style-name="Standard">
      <style:text-properties officeooo:rsid="0005be90" officeooo:paragraph-rsid="0005be90"/>
    </style:style>
    <style:style style:name="P5" style:family="paragraph" style:parent-style-name="Standard">
      <style:text-properties officeooo:rsid="0005be90" officeooo:paragraph-rsid="00079db1"/>
    </style:style>
    <style:style style:name="T1" style:family="text">
      <style:text-properties officeooo:rsid="00026f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 OF INTERNSHIP<text:tab/>(BELLO)<text:tab/><text:tab/><text:tab/>-CED14I009</text:p>
      <text:p text:style-name="P1"><text:tab/><text:tab/><text:tab/><text:tab/><text:tab/><text:tab/><text:tab/><text:tab/>-CED14I010</text:p>
      <text:p text:style-name="P1"/>
      <text:p text:style-name="P1"><text:tab/>The intern started off with installing machine learning tools :jupiter with anaconda</text:p>
      <text:p text:style-name="P1">And later on we got a knowledge of the popular 10 machine learning algorithms.</text:p>
      <text:p text:style-name="P1"><text:tab/>It continued with learning of computer vision techniques like style transfers and facial landmarks detection .From the facial landmarks algorithm we made a code of finding the shape of the faces (long,oval,square,heart).We installed opencv with python and made these codes.</text:p>
      <text:p text:style-name="P1"><text:tab/><text:span text:style-name="T1">FINDING FACE SHAPES :</text:span></text:p>
      <text:p text:style-name="P2"><text:tab/><text:tab/><text:span text:style-name="T1">code1:First we calculated x,y distances from the points obtained by the facial landmark detection. Next we considered 8 points and calculated 4 slopes ranging from eye to chin.</text:span></text:p>
      <text:p text:style-name="P3">Taking some data of each face type we calculated average thershold of x,y distance and when a new image comes based on the average of before set values and slopes it defines its shape and later the threshold value gets updtaed in its corresponding shape.</text:p>
      <text:p text:style-name="P5">Compile the program by :</text:p>
      <text:p text:style-name="P5">python fac_dup.py --shape-predictor shape_predictor_68_face_landmarks.dat --image images/square</text:p>
      <text:p text:style-name="P1"><text:tab/>SIMILARITY OF FACES:</text:p>
      <text:p text:style-name="P1"><text:tab/><text:span text:style-name="T1">Given an input image the code we developed gives 5 similar faces <text:s/>based on the slopes and the x,y distances .</text:span></text:p>
      <text:p text:style-name="P4">Compile the program by :</text:p>
      <text:p text:style-name="P4">python fresh_final.py --shape-predictor shape_predictor_68_face_landmarks.dat --image images/other/nay1.jpg</text:p>
      <text:p text:style-name="P4">if the input is a folder to any program give the path of the folder at the end instead of im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1:20:39.863162063</meta:creation-date>
    <dc:date>2017-06-23T22:41:37.464531390</dc:date>
    <meta:editing-duration>PT9M5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220" meta:character-count="1426" meta:non-whitespace-character-count="1207"/>
  </office:meta>
</office:document-meta>
</file>